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3"/>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Your cart project:</text:p>
      <text:p text:style-name="Standard"/>
      <text:list xml:id="list4128934208867608990" text:style-name="L1">
        <text:list-item>
          <text:p text:style-name="P1">Addition of more products.</text:p>
        </text:list-item>
        <text:list-item>
          <text:p text:style-name="P1">Addition of paypal sandbox accounts and learning e-commerce principles. <text:s/></text:p>
        </text:list-item>
        <text:list-item>
          <text:p text:style-name="P1">An option of increasing quantity from cart view.</text:p>
        </text:list-item>
        <text:list-item>
          <text:p text:style-name="P1">One button to clear cart. </text:p>
        </text:list-item>
        <text:list-item>
          <text:p text:style-name="P1">Adding image while adding product. Error checking too. </text:p>
        </text:list-item>
      </text:list>
      <text:list xml:id="list2356092979001362306" text:style-name="L3">
        <text:list-item>
          <text:p text:style-name="P2">Add a function of editing and deleting product information.<text:line-break/>While editing the products, try to use ajax to edit all the items. Edit button with all the items. </text:p>
          <text:p text:style-name="P2">It will show item id, item name, item image and an edit button on its side, once the edit button is clicked, the box should expand to include all the details so that they can be edited. An option of changing image too. ​</text:p>
          <text:p text:style-name="P2">Give also an option of searching a product and editing them. </text:p>
          <text:p text:style-name="P2">This edit panel can be also used for viewing, if view is clicked, the box will expand to show details and on edit option, it should allow editing.</text:p>
        </text:list-item>
        <text:list-item>
          <text:p text:style-name="P2">Add paypal checkout and paying with paypal with redirection back. </text:p>
          <text:p text:style-name="P2">This is the step 1, after this all the changes in the program will be known. </text:p>
        </text:list-item>
        <text:list-item>
          <text:p text:style-name="P2">Manager should be able to see how many people have logged in. (optional)</text:p>
        </text:list-item>
        <text:list-item>
          <text:p text:style-name="P2">And should be be able to clear those cart values who just closed the window and session is more than a day now. (optional)</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9T13:59:28.82</meta:creation-date>
    <dc:date>2013-11-10T23:54:01.61</dc:date>
    <meta:editing-duration>PT10H39M45S</meta:editing-duration>
    <meta:editing-cycles>4</meta:editing-cycles>
    <meta:generator>OpenOffice.org/3.4.1$Win32 OpenOffice.org_project/341m1$Build-9593</meta:generator>
    <meta:document-statistic meta:table-count="0" meta:image-count="0" meta:object-count="0" meta:page-count="1" meta:paragraph-count="14" meta:word-count="219" meta:character-count="1187"/>
  </office:meta>
</office:document-meta>
</file>